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paragraph-rsid="00040f7c"/>
    </style:style>
    <style:style style:name="P2" style:family="paragraph" style:parent-style-name="Standard">
      <style:paragraph-properties fo:text-align="justify" style:justify-single-word="false"/>
      <style:text-properties officeooo:paragraph-rsid="00040f7c"/>
    </style:style>
    <style:style style:name="P3" style:family="paragraph" style:parent-style-name="Table_20_Contents">
      <style:text-properties style:font-name="Arial" fo:font-size="11pt" style:font-size-asian="11pt" style:font-size-complex="11pt"/>
    </style:style>
    <style:style style:name="P4" style:family="paragraph" style:parent-style-name="Standard">
      <style:text-properties style:font-name="sans-serif" fo:font-size="17.25pt" officeooo:paragraph-rsid="00040f7c"/>
    </style:style>
    <style:style style:name="P5" style:family="paragraph" style:parent-style-name="Standard">
      <style:paragraph-properties fo:text-align="justify" style:justify-single-word="false"/>
      <style:text-properties officeooo:paragraph-rsid="00040f7c"/>
    </style:style>
    <style:style style:name="P6" style:family="paragraph" style:parent-style-name="Table_20_Contents">
      <style:text-properties style:font-name="Arial" fo:font-size="11pt" style:font-size-asian="11pt" style:font-size-complex="11pt"/>
    </style:style>
    <style:style style:name="P7" style:family="paragraph" style:parent-style-name="Table_20_Contents">
      <style:text-properties style:font-name="Arial" fo:font-size="11pt" officeooo:paragraph-rsid="00086d44" style:font-size-asian="11pt" style:font-size-complex="11pt"/>
    </style:style>
    <style:style style:name="P8" style:family="paragraph" style:parent-style-name="Table_20_Contents">
      <style:paragraph-properties fo:text-align="justify" style:justify-single-word="false"/>
      <style:text-properties style:font-name="Arial" fo:font-size="11pt" officeooo:paragraph-rsid="00095a12" style:font-size-asian="11pt" style:font-size-complex="11pt"/>
    </style:style>
    <style:style style:name="T1" style:family="text">
      <style:text-properties style:font-name="sans-serif" fo:font-size="13.5pt"/>
    </style:style>
    <style:style style:name="T2" style:family="text">
      <style:text-properties style:font-name="sans-serif" fo:font-size="13.5pt" officeooo:rsid="00040f7c"/>
    </style:style>
    <style:style style:name="T3" style:family="text">
      <style:text-properties officeooo:rsid="00040f7c"/>
    </style:style>
    <style:style style:name="T4" style:family="text">
      <style:text-properties officeooo:rsid="00086d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LETÍN 3</text:p>
      <text:p text:style-name="P1"><text:span text:style-name="T1">1- El siguiente documento XML conti</text:span><text:span text:style-name="T2">e</text:span><text:span text:style-name="T1">ne 5 errores. ¿Cuáles son?. Corrígelos y a continuación</text:span> <text:span text:style-name="T1">muestra el resultado.</text:span> </text:p>
      <text:p text:style-name="P1"/>
      <table:table table:name="Tabla1" table:style-name="Tabla1">
        <table:table-column table:style-name="Tabla1.A"/>
        <table:table-row table:style-name="TableLine94154091638832">
          <table:table-cell table:style-name="Tabla1.A1" office:value-type="string">
            <text:p text:style-name="P3">&lt;?xml version="<text:span text:style-name="T4">1</text:span>.0" encoding="<text:span text:style-name="T4">UTF-8</text:span>" ?&gt; </text:p>
            <text:p text:style-name="P3"><text:s text:c="3"/>&lt;breakfast<text:span text:style-name="T4">M</text:span>enu titulo= “menú”&gt; </text:p>
            <text:p text:style-name="P3"><text:s text:c="5"/>&lt;food&gt;</text:p>
            <text:p text:style-name="P3"><text:s text:c="8"/>&lt;name&gt;Belgian Waffles&lt;/name&gt; </text:p>
            <text:p text:style-name="P3"><text:s text:c="9"/>&lt;price&gt;$5.95&lt;/price&gt; <text:s/></text:p>
            <text:p text:style-name="P3"><text:s text:c="9"/>&lt;description&gt;Una descripción en griego:Ω omega&lt;/description&gt; </text:p>
            <text:p text:style-name="P3"><text:s text:c="9"/>&lt;calories&gt;650&lt;/calories&gt; <text:s/></text:p>
            <text:p text:style-name="P3"><text:s text:c="5"/>&lt;/<text:span text:style-name="T3">f</text:span>ood&gt; </text:p>
            <text:p text:style-name="P3"><text:s text:c="5"/>&lt;food&gt; </text:p>
            <text:p text:style-name="P3"><text:s text:c="7"/>&lt;name&gt;Strawberry Belgian Waffles&lt;/name&gt; </text:p>
            <text:p text:style-name="P3"><text:s text:c="7"/>&lt;price&gt;$7.95&lt;/price&gt; </text:p>
            <text:p text:style-name="P3"><text:s text:c="7"/>&lt;description&gt;Otra descripción&lt;/description&gt; </text:p>
            <text:p text:style-name="P3"><text:s text:c="7"/>&lt;calories&gt;900&lt;/calories&gt;</text:p>
            <text:p text:style-name="P3"><text:s text:c="3"/>&lt;/food&gt;</text:p>
            <text:p text:style-name="P7"><text:s/>&lt;/breakfast<text:span text:style-name="T4">M</text:span>enu&gt;</text:p>
            <text:p text:style-name="P3"><text:s/></text:p>
          </table:table-cell>
        </table:table-row>
      </table:table>
      <text:p text:style-name="P1"/>
      <text:p text:style-name="P2"><text:span text:style-name="T3"><text:s/></text:span><text:span text:style-name="T1">2- Hacer un documento XML sobre Cds de música que contenga los datos: título, artista y precio.</text:span> </text:p>
      <text:p text:style-name="P8">&lt;?xml version="<text:span text:style-name="T4">1</text:span>.0" encoding="<text:span text:style-name="T4">UTF-8</text:span>" ?&gt; </text:p>
      <text:p text:style-name="P2">&lt;cds&gt;</text:p>
      <text:p text:style-name="P2">&lt;cd&gt;</text:p>
      <text:p text:style-name="P2"><text:s text:c="2"/>&lt;titulo&gt;Titulo 1&lt;/titulo&gt;</text:p>
      <text:p text:style-name="P2"><text:s text:c="2"/>&lt;artista&gt;Artista 1&lt;/artista&gt;</text:p>
      <text:p text:style-name="P2"><text:s text:c="2"/>&lt;precio&gt;Precio 1&lt;/precio&gt;</text:p>
      <text:p text:style-name="P2">&lt;/cd&gt;</text:p>
      <text:p text:style-name="P2">&lt;cd&gt;</text:p>
      <text:p text:style-name="P2"><text:s text:c="2"/>&lt;titulo&gt;Titulo 2&lt;/titulo&gt;</text:p>
      <text:p text:style-name="P2"><text:s text:c="2"/>&lt;artista&gt;Artista 2&lt;/artista&gt;</text:p>
      <text:p text:style-name="P2"><text:s text:c="2"/>&lt;precio&gt;Precio 2&lt;/precio&gt;</text:p>
      <text:p text:style-name="P2">&lt;/cd&gt;</text:p>
      <text:p text:style-name="P2">&lt;/cds&gt;</text:p>
      <text:p text:style-name="P2"/>
      <text:p text:style-name="P2"><text:span text:style-name="T1">3- Hacer un documento XML sobre hoteles, donde tengas nombre, teléfono, dirección(calle y número), ciudad, pa</text:span><text:span text:style-name="T2">í</text:span><text:span text:style-name="T1">s, numero de estrellas, descripción del hotel, número habitaciones individuales, habitaciones dobles, habitaciones triples, suites. Probar si es un documento bien formado</text:span>.</text:p>
      <text:p text:style-name="P2">&lt;?xml version="1.0" encoding="UTF-8" ?&gt; </text:p>
      <text:p text:style-name="P2">&lt;hoteles&gt;</text:p>
      <text:p text:style-name="P2">&lt;nombre&gt;Hotel1</text:p>
      <text:p text:style-name="P2"><text:s text:c="2"/>&lt;telefono&gt;29328948&lt;/telefono&gt;</text:p>
      <text:p text:style-name="P2"><text:s text:c="2"/>&lt;direccion&gt;calle x numero 1&lt;/direccion&gt;</text:p>
      <text:p text:style-name="P2"><text:s text:c="2"/>&lt;ciudad&gt;ciudad1&lt;/ciudad&gt;</text:p>
      <text:p text:style-name="P2"><text:s text:c="2"/>&lt;pais&gt;pais1&lt;/pais&gt;</text:p>
      <text:p text:style-name="P2"><text:s text:c="2"/>&lt;estrellas&gt;5&lt;/estrellas&gt;</text:p>
      <text:p text:style-name="P2"><text:s text:c="2"/>&lt;descripcion&gt;bueno&lt;/descripcion&gt;</text:p>
      <text:p text:style-name="P2"><text:s text:c="2"/>&lt;habitaciones individuales = "1" dobles = "1" triples = "1" suites ="1"/&gt; <text:s/></text:p>
      <text:p text:style-name="P2"><text:soft-page-break/>&lt;/nombre&gt;</text:p>
      <text:p text:style-name="P2">&lt;nombre&gt;Hotel2</text:p>
      <text:p text:style-name="P2"><text:s text:c="2"/>&lt;telefono&gt;292348948&lt;/telefono&gt;</text:p>
      <text:p text:style-name="P2"><text:s text:c="2"/>&lt;direccion&gt;calle y numero 2&lt;/direccion&gt;</text:p>
      <text:p text:style-name="P2"><text:s text:c="2"/>&lt;ciudad&gt;ciudad2&lt;/ciudad&gt;</text:p>
      <text:p text:style-name="P2"><text:s text:c="2"/>&lt;pais&gt;pais2&lt;/pais&gt;</text:p>
      <text:p text:style-name="P2"><text:s text:c="2"/>&lt;estrellas&gt;3&lt;/estrellas&gt;</text:p>
      <text:p text:style-name="P2"><text:s text:c="2"/>&lt;descripcion&gt;bueno&lt;/descripcion&gt;</text:p>
      <text:p text:style-name="P2"><text:s text:c="2"/>&lt;habitaciones individuales = "2" dobles = "3" triples = "1" suites ="1"/&gt; <text:s/></text:p>
      <text:p text:style-name="P2">&lt;/nombre&gt;</text:p>
      <text:p text:style-name="P2">&lt;nombre&gt;Hotel3</text:p>
      <text:p text:style-name="P2"><text:s text:c="2"/>&lt;telefono&gt;2948948&lt;/telefono&gt;</text:p>
      <text:p text:style-name="P2"><text:s text:c="2"/>&lt;direccion&gt;calle z numero 3&lt;/direccion&gt;</text:p>
      <text:p text:style-name="P2"><text:s text:c="2"/>&lt;ciudad&gt;ciudad3&lt;/ciudad&gt;</text:p>
      <text:p text:style-name="P2"><text:s text:c="2"/>&lt;pais&gt;pais3&lt;/pais&gt;</text:p>
      <text:p text:style-name="P2"><text:s text:c="2"/>&lt;estrellas&gt;2&lt;/estrellas&gt;</text:p>
      <text:p text:style-name="P2"><text:s text:c="2"/>&lt;descripcion&gt;malo&lt;/descripcion&gt;</text:p>
      <text:p text:style-name="P2"><text:s text:c="2"/>&lt;habitaciones individuales = "1" dobles = "3" triples = "1" suites ="6"/&gt; <text:s/></text:p>
      <text:p text:style-name="P2">&lt;/nombre&gt;</text:p>
      <text:p text:style-name="P2">&lt;/hoteles&gt;</text:p>
      <text:p text:style-name="P2"/>
      <text:p text:style-name="P2"/>
      <text:p text:style-name="P2"><text:span text:style-name="T1">4- Construir un documento XML para el siguiente pedido que ha recibido por correo electrónico una empresa que se dedica a la venta de herramientas para jardinería:"Hola, necesito una cortadora de c</text:span><text:span text:style-name="T2">é</text:span><text:span text:style-name="T1">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La fecha del pedido es el 15 de septiembre de 2011. El empleado que se encarga del pedido ha comprobado algunos datos necesarios: el código postal de la dirección de Albacete es 05020 y el de la de Madrid 28055; también ha consultado el catálogo de productos y ha averiguado que la cortadora vale 148.95 euros y su código de producto es 872-AA, aunque no sabe si es o no eléctrica; una podadora vale 7.98 y su código es 926-FH</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16:00:42.097000000</meta:creation-date>
    <dc:date>2022-09-22T12:18:11.753597832</dc:date>
    <meta:editing-duration>PT56M21S</meta:editing-duration>
    <meta:editing-cycles>2</meta:editing-cycles>
    <meta:generator>LibreOffice/7.3.5.2$Linux_X86_64 LibreOffice_project/30$Build-2</meta:generator>
    <meta:document-statistic meta:table-count="1" meta:image-count="0" meta:object-count="0" meta:page-count="2" meta:paragraph-count="64" meta:word-count="401" meta:character-count="3242" meta:non-whitespace-character-count="2740"/>
  </office:meta>
</office:document-meta>
</file>